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erif" svg:font-family="serif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02293" officeooo:paragraph-rsid="00102293" style:font-weight-asian="bold" style:font-weight-complex="bold"/>
    </style:style>
    <style:style style:name="P2" style:family="paragraph" style:parent-style-name="Standard">
      <style:text-properties fo:font-weight="bold" officeooo:rsid="0011edd5" officeooo:paragraph-rsid="0011edd5" style:font-weight-asian="bold" style:font-weight-complex="bold"/>
    </style:style>
    <style:style style:name="P3" style:family="paragraph" style:parent-style-name="Standard">
      <style:text-properties fo:font-weight="normal" officeooo:rsid="00102293" officeooo:paragraph-rsid="00102293" style:font-weight-asian="normal" style:font-weight-complex="normal"/>
    </style:style>
    <style:style style:name="P4" style:family="paragraph" style:parent-style-name="Standard">
      <style:text-properties fo:font-weight="normal" officeooo:rsid="0011df04" officeooo:paragraph-rsid="0011df04" style:font-weight-asian="normal" style:font-weight-complex="normal"/>
    </style:style>
    <style:style style:name="P5" style:family="paragraph" style:parent-style-name="Standard">
      <style:text-properties fo:font-weight="normal" officeooo:rsid="0011edd5" officeooo:paragraph-rsid="0011edd5" style:font-weight-asian="normal" style:font-weight-complex="normal"/>
    </style:style>
    <style:style style:name="P6" style:family="paragraph" style:parent-style-name="Preformatted_20_Text">
      <style:text-properties fo:font-weight="normal" officeooo:rsid="0011edd5" officeooo:paragraph-rsid="0011edd5" style:font-weight-asian="normal" style:font-weight-complex="normal"/>
    </style:style>
    <style:style style:name="P7" style:family="paragraph" style:parent-style-name="Preformatted_20_Text">
      <style:paragraph-properties fo:margin-top="0in" fo:margin-bottom="0.1965in" style:contextual-spacing="false"/>
    </style:style>
    <style:style style:name="P8" style:family="paragraph" style:parent-style-name="Standard">
      <style:paragraph-properties fo:margin-top="0in" fo:margin-bottom="0.1965in" style:contextual-spacing="false"/>
      <style:text-properties style:font-name="serif" fo:font-size="10.5pt"/>
    </style:style>
    <style:style style:name="P9" style:family="paragraph" style:parent-style-name="Preformatted_20_Text">
      <style:paragraph-properties fo:margin-top="0in" fo:margin-bottom="0.1965in" style:contextual-spacing="false"/>
    </style:style>
    <style:style style:name="T1" style:family="text">
      <style:text-properties officeooo:rsid="0011df04"/>
    </style:style>
    <style:style style:name="T2" style:family="text">
      <style:text-properties officeooo:rsid="0011edd5"/>
    </style:style>
    <style:style style:name="T3" style:family="text">
      <style:text-properties officeooo:rsid="00163bc9"/>
    </style:style>
    <style:style style:name="T4" style:family="text">
      <style:text-properties officeooo:rsid="0016f5b8"/>
    </style:style>
    <style:style style:name="T5" style:family="text">
      <style:text-properties officeooo:rsid="0017dedb"/>
    </style:style>
    <style:style style:name="T6" style:family="text">
      <style:text-properties officeooo:rsid="00181ca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nned Mentorhsip: AI-Coordinated Instruction Generation</text:p>
      <text:p text:style-name="P3">Scarafoni Dan, Guo Philip</text:p>
      <text:p text:style-name="P3"/>
      <text:p text:style-name="P1">Abstract</text:p>
      <text:p text:style-name="P3">So called “unskilled jobs” such as deli clerks and table waiting in fact require <text:span text:style-name="T1">a number of</text:span> skills to do well; these skills are often learned on the job through experience and mentorship situations. The process could be simplified with instruction written by professionals. Canned Mentorship is a system which allows small groups of professionals to create comprehensive instructions for day-to-day tasks in their jobs for use by newer staff, reducing the need for supervision. This program uses a front-end user interface which allows users to view the instructions as they are being formed and vote on editions and revisions. A back-end server collects the natural language data and parses it to coordinate <text:span text:style-name="T1">the groups ideas. The end result is a list of instructions describing a particular task.</text:span></text:p>
      <text:p text:style-name="P3"/>
      <text:p text:style-name="P4">Skills needed:</text:p>
      <text:p text:style-name="P4"><text:tab/>-effective user interface design</text:p>
      <text:p text:style-name="P4"><text:tab/>-data visualization </text:p>
      <text:p text:style-name="P4"><text:tab/>-machine learning</text:p>
      <text:p text:style-name="P4"><text:tab/>-natural language processing</text:p>
      <text:p text:style-name="P4"><text:tab/>-crowd-sourcing coordination</text:p>
      <text:p text:style-name="P4"/>
      <text:p text:style-name="P4"/>
      <text:p text:style-name="P2">annotations</text:p>
      <text:p text:style-name="P5"/>
      <text:p text:style-name="P6">@article{jagadeesh2005sentence,</text:p>
      <text:p text:style-name="Preformatted_20_Text"><text:s text:c="2"/>title={Sentence Extraction Based Single Document Summarization},</text:p>
      <text:p text:style-name="Preformatted_20_Text"><text:s text:c="2"/>author={Jagadeesh, J and Pingali, Prasad and Varma, Vasudeva},</text:p>
      <text:p text:style-name="Preformatted_20_Text"><text:s text:c="2"/>journal={International Institute of Information Technology, Hyderabad, India},</text:p>
      <text:p text:style-name="Preformatted_20_Text"><text:s text:c="2"/>volume={5},</text:p>
      <text:p text:style-name="Preformatted_20_Text"><text:s text:c="2"/>year={2005}</text:p>
      <text:p text:style-name="P7">}</text:p>
      <text:p text:style-name="P7"><text:tab/>-<text:span text:style-name="T2">features- sentence level: verb in sentence? Referring pronouns, sentence length,</text:span></text:p>
      <text:p text:style-name="P7"><text:tab/><text:tab/><text:span text:style-name="T2">word level:term frequency, length of word, part of speech tag, named entity</text:span></text:p>
      <text:p text:style-name="P7">@inproceedings{lasecki2013chorus,</text:p>
      <text:p text:style-name="Preformatted_20_Text"><text:s text:c="2"/>title={Chorus: a crowd-powered conversational assistant},</text:p>
      <text:p text:style-name="Preformatted_20_Text"><text:s text:c="2"/>author={Lasecki, Walter S and Wesley, Rachel and Nichols, Jeffrey and Kulkarni, Anand and Allen, James F and Bigham, Jeffrey P},</text:p>
      <text:p text:style-name="Preformatted_20_Text"><text:s text:c="2"/>booktitle={Proceedings of the 26th annual ACM symposium on User interface software and technology},</text:p>
      <text:p text:style-name="Preformatted_20_Text"><text:s text:c="2"/>pages={151--162},</text:p>
      <text:p text:style-name="Preformatted_20_Text"><text:s text:c="2"/>year={2013},</text:p>
      <text:p text:style-name="Preformatted_20_Text"><text:s text:c="2"/>organization={ACM}</text:p>
      <text:p text:style-name="P7">}</text:p>
      <text:p text:style-name="P7"><text:tab/>-<text:span text:style-name="T3">crowd answers question</text:span></text:p>
      <text:p text:style-name="P7"><text:tab/>-<text:span text:style-name="T3">vote based input</text:span></text:p>
      <text:p text:style-name="P7"><text:soft-page-break/>@inproceedings{kim2013toolscape,</text:p>
      <text:p text:style-name="Preformatted_20_Text"><text:s text:c="2"/>title={Toolscape: enhancing the learning experience of how-to videos},</text:p>
      <text:p text:style-name="Preformatted_20_Text"><text:s text:c="2"/>author={Kim, Juho},</text:p>
      <text:p text:style-name="Preformatted_20_Text"><text:s text:c="2"/>booktitle={CHI'13 Extended Abstracts on Human Factors in Computing Systems},</text:p>
      <text:p text:style-name="Preformatted_20_Text"><text:s text:c="2"/>pages={2707--2712},</text:p>
      <text:p text:style-name="Preformatted_20_Text"><text:s text:c="2"/>year={2013},</text:p>
      <text:p text:style-name="Preformatted_20_Text"><text:s text:c="2"/>organization={ACM}</text:p>
      <text:p text:style-name="P7">}</text:p>
      <text:p text:style-name="P7"><text:tab/>-<text:span text:style-name="T4">users annotate a video</text:span></text:p>
      <text:p text:style-name="P7"><text:tab/>-<text:span text:style-name="T4">instrutions, steps introduced</text:span></text:p>
      <text:p text:style-name="P7"><text:tab/>-<text:span text:style-name="T4">simple merging algorithm by pairwise distance</text:span></text:p>
      <text:p text:style-name="P7">@inproceedings{lasecki2013warping,</text:p>
      <text:p text:style-name="Preformatted_20_Text"><text:s text:c="2"/>title={Warping time for more effective real-time crowdsourcing},</text:p>
      <text:p text:style-name="Preformatted_20_Text"><text:s text:c="2"/>author={Lasecki, Walter S and Miller, Christopher D and Bigham, Jeffrey P},</text:p>
      <text:p text:style-name="Preformatted_20_Text"><text:s text:c="2"/>booktitle={Proceedings of the SIGCHI Conference on Human Factors in Computing Systems},</text:p>
      <text:p text:style-name="Preformatted_20_Text"><text:s text:c="2"/>pages={2033--2036},</text:p>
      <text:p text:style-name="Preformatted_20_Text"><text:s text:c="2"/>year={2013},</text:p>
      <text:p text:style-name="Preformatted_20_Text"><text:s text:c="2"/>organization={ACM}</text:p>
      <text:p text:style-name="P7">}</text:p>
      <text:p text:style-name="P7"><text:tab/>-<text:span text:style-name="T5">have people transcribe video</text:span></text:p>
      <text:p text:style-name="P7"><text:tab/>-<text:span text:style-name="T5">merging based on distance of words, etc...</text:span></text:p>
      <text:p text:style-name="P7"><text:tab/>-<text:span text:style-name="T5">merging crowd input</text:span></text:p>
      <text:p text:style-name="P7"/>
      <text:p text:style-name="P7">@inproceedings{kulkarni2012collaboratively,</text:p>
      <text:p text:style-name="Preformatted_20_Text"><text:s text:c="2"/>title={Collaboratively crowdsourcing workflows with turkomatic},</text:p>
      <text:p text:style-name="Preformatted_20_Text"><text:s text:c="2"/>author={Kulkarni, Anand and Can, Matthew and Hartmann, Bj{\"o}rn},</text:p>
      <text:p text:style-name="Preformatted_20_Text"><text:s text:c="2"/>booktitle={Proceedings of the ACM 2012 conference on Computer Supported Cooperative Work},</text:p>
      <text:p text:style-name="Preformatted_20_Text"><text:s text:c="2"/>pages={1003--1012},</text:p>
      <text:p text:style-name="Preformatted_20_Text"><text:s text:c="2"/>year={2012},</text:p>
      <text:p text:style-name="Preformatted_20_Text"><text:s text:c="2"/>organization={ACM}</text:p>
      <text:p text:style-name="P7">}</text:p>
      <text:p text:style-name="P7"><text:tab/>-<text:span text:style-name="T6">make instructions from mturk, users specify what task they want</text:span></text:p>
      <text:p text:style-name="P8"><text:span text:style-name="T6"><text:tab/>-W</text:span>hen requesters used workflow editing tools to guide the crowd’s efforts, tasks completed successfully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serif" svg:font-family="serif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Scarafoni</meta:initial-creator>
    <meta:creation-date>2014-09-08T14:54:33.500996915</meta:creation-date>
    <dc:date>2014-10-23T15:19:14.921650856</dc:date>
    <meta:editing-duration>PT20M45S</meta:editing-duration>
    <meta:editing-cycles>7</meta:editing-cycles>
    <meta:generator>LibreOffice/4.2.6.3$Linux_X86_64 LibreOffice_project/420m0$Build-3</meta:generator>
    <meta:document-statistic meta:table-count="0" meta:image-count="0" meta:object-count="0" meta:page-count="2" meta:paragraph-count="62" meta:word-count="392" meta:character-count="3161" meta:non-whitespace-character-count="2758"/>
  </office:meta>
</office:document-meta>
</file>